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Image11" text:anchor-type="as-char" svg:x="0in" svg:y="0in" svg:width="6.5in" svg:height="8.6118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Calibri"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Calibri"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Calibri" style:font-name-asian="Times New Roman" style:font-name-complex="Times New Roman" fo:color="#272727" fo:hyphenate="false"/>
    </style:style>
    <style:style style:name="Normal" style:display-name="Normal" style:family="paragraph">
      <style:paragraph-properties fo:text-align="justify"/>
      <style:text-properties style:font-name="Times New Roman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 fo:font-size="12pt" style:font-size-asian="12pt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 fo:font-size="12pt" style:font-size-asian="12pt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font-size="12pt" style:font-size-asian="12pt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font-size="12pt" style:font-size-asian="12pt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font-size="12pt" style:font-size-asian="12pt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font-size="12pt" style:font-size-asian="12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Times New Roman" fo:font-style="italic" style:font-style-asian="italic" style:font-style-complex="italic" fo:color="#404040" fo:font-size="12pt" style:font-size-asian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style:font-name="Times New Roman" fo:font-style="italic" style:font-style-asian="italic" style:font-style-complex="italic" fo:color="#2F5496" fo:font-size="12pt" style:font-size-asian="12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erman, Jure</meta:initial-creator>
    <dc:creator>Jerman, Jure</dc:creator>
    <meta:creation-date>2025-12-17T16:44:00Z</meta:creation-date>
    <dc:date>2025-12-17T16:44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